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Open Sans" svg:font-family="'Open Sans', sans-serif"/>
    <style:font-face style:name="sans-serif" svg:font-family="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4d51"/>
    </style:style>
    <style:style style:name="P2" style:family="paragraph" style:parent-style-name="Heading_20_2">
      <style:text-properties officeooo:rsid="001ba205" officeooo:paragraph-rsid="001ba205"/>
    </style:style>
    <style:style style:name="P3" style:family="paragraph" style:parent-style-name="Heading_20_2">
      <style:text-properties officeooo:rsid="001e075e" officeooo:paragraph-rsid="001e075e"/>
    </style:style>
    <style:style style:name="P4" style:family="paragraph" style:parent-style-name="Heading_20_2">
      <style:text-properties officeooo:rsid="001ecc15" officeooo:paragraph-rsid="001ecc15"/>
    </style:style>
    <style:style style:name="P5" style:family="paragraph" style:parent-style-name="Heading_20_2">
      <style:text-properties officeooo:rsid="00209c54" officeooo:paragraph-rsid="00209c54"/>
    </style:style>
    <style:style style:name="P6" style:family="paragraph" style:parent-style-name="Heading_20_2">
      <style:text-properties officeooo:rsid="00211e14" officeooo:paragraph-rsid="00211e14"/>
    </style:style>
    <style:style style:name="P7" style:family="paragraph" style:parent-style-name="Heading_20_2">
      <style:text-properties officeooo:rsid="0022708d" officeooo:paragraph-rsid="0022708d"/>
    </style:style>
    <style:style style:name="P8" style:family="paragraph" style:parent-style-name="Heading_20_2">
      <style:text-properties officeooo:rsid="002351ed" officeooo:paragraph-rsid="002351ed"/>
    </style:style>
    <style:style style:name="P9" style:family="paragraph" style:parent-style-name="Heading_20_2">
      <style:text-properties officeooo:rsid="0024e51d" officeooo:paragraph-rsid="0024e51d"/>
    </style:style>
    <style:style style:name="P10" style:family="paragraph" style:parent-style-name="Heading_20_2">
      <style:text-properties officeooo:rsid="0026dff5" officeooo:paragraph-rsid="0026dff5"/>
    </style:style>
    <style:style style:name="P11" style:family="paragraph" style:parent-style-name="Heading_20_2">
      <style:text-properties officeooo:rsid="00289d44" officeooo:paragraph-rsid="00289d44"/>
    </style:style>
    <style:style style:name="P12" style:family="paragraph" style:parent-style-name="Heading_20_1">
      <style:text-properties officeooo:rsid="0014b0e0" officeooo:paragraph-rsid="0014b0e0"/>
    </style:style>
    <style:style style:name="P13" style:family="paragraph" style:parent-style-name="Standard">
      <style:text-properties officeooo:rsid="0014b0e0" officeooo:paragraph-rsid="0014b0e0"/>
    </style:style>
    <style:style style:name="P14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15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16" style:family="paragraph" style:parent-style-name="Standard">
      <style:text-properties officeooo:rsid="001ba205" officeooo:paragraph-rsid="001ba205"/>
    </style:style>
    <style:style style:name="P17" style:family="paragraph" style:parent-style-name="Standard">
      <style:text-properties officeooo:rsid="001d11f5" officeooo:paragraph-rsid="001d11f5"/>
    </style:style>
    <style:style style:name="P18" style:family="paragraph" style:parent-style-name="Standard">
      <style:text-properties officeooo:rsid="001ecc15" officeooo:paragraph-rsid="001ecc15"/>
    </style:style>
    <style:style style:name="P19" style:family="paragraph" style:parent-style-name="Standard">
      <style:text-properties officeooo:rsid="00209c54" officeooo:paragraph-rsid="00209c54"/>
    </style:style>
    <style:style style:name="P20" style:family="paragraph" style:parent-style-name="Standard">
      <style:text-properties officeooo:rsid="00211e14" officeooo:paragraph-rsid="00211e14"/>
    </style:style>
    <style:style style:name="P21" style:family="paragraph" style:parent-style-name="Standard">
      <style:text-properties officeooo:rsid="0023f798" officeooo:paragraph-rsid="0023f798"/>
    </style:style>
    <style:style style:name="P22" style:family="paragraph" style:parent-style-name="Standard">
      <style:text-properties officeooo:rsid="0024e51d" officeooo:paragraph-rsid="0024e51d"/>
    </style:style>
    <style:style style:name="P23" style:family="paragraph" style:parent-style-name="Standard">
      <style:text-properties officeooo:rsid="00289d44" officeooo:paragraph-rsid="00289d44"/>
    </style:style>
    <style:style style:name="P24" style:family="paragraph" style:parent-style-name="Heading_20_1">
      <style:paragraph-properties fo:break-before="page"/>
      <style:text-properties officeooo:paragraph-rsid="0014b0e0"/>
    </style:style>
    <style:style style:name="P25" style:family="paragraph" style:parent-style-name="Heading_20_1">
      <style:paragraph-properties fo:break-before="page"/>
      <style:text-properties officeooo:rsid="00343dbf" officeooo:paragraph-rsid="00343dbf"/>
    </style:style>
    <style:style style:name="P26" style:family="paragraph" style:parent-style-name="Heading_20_1">
      <style:text-properties officeooo:rsid="00343dbf" officeooo:paragraph-rsid="00343dbf"/>
    </style:style>
    <style:style style:name="P27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P28" style:family="paragraph" style:parent-style-name="Heading_20_2">
      <style:text-properties officeooo:rsid="00289d44" officeooo:paragraph-rsid="00289d44"/>
    </style:style>
    <style:style style:name="P2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2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33" style:family="paragraph" style:parent-style-name="Standard">
      <style:text-properties officeooo:rsid="00289d44" officeooo:paragraph-rsid="00289d44"/>
    </style:style>
    <style:style style:name="P34" style:family="paragraph" style:parent-style-name="Standard">
      <style:text-properties officeooo:rsid="00343dbf" officeooo:paragraph-rsid="00343dbf"/>
    </style:style>
    <style:style style:name="P35" style:family="paragraph" style:parent-style-name="Standard">
      <style:text-properties officeooo:rsid="00343dbf" officeooo:paragraph-rsid="0037f497"/>
    </style:style>
    <style:style style:name="P36" style:family="paragraph" style:parent-style-name="Standard">
      <style:text-properties officeooo:paragraph-rsid="00343dbf"/>
    </style:style>
    <style:style style:name="P37" style:family="paragraph" style:parent-style-name="Standard">
      <style:text-properties officeooo:paragraph-rsid="0037f497"/>
    </style:style>
    <style:style style:name="P38" style:family="paragraph" style:parent-style-name="Bibliography">
      <style:text-properties officeooo:rsid="00343dbf" officeooo:paragraph-rsid="0037f497"/>
    </style:style>
    <style:style style:name="P39" style:family="paragraph" style:parent-style-name="Bibliography">
      <style:text-properties style:font-name="Calibri1" fo:font-size="10pt" officeooo:paragraph-rsid="00376361" style:font-size-asian="10pt" style:font-size-complex="10pt"/>
    </style:style>
    <style:style style:name="P40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41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42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43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Calibri1" fo:font-size="9.75pt" fo:letter-spacing="normal" fo:font-style="normal" fo:font-weight="normal" officeooo:rsid="0035c1bd"/>
    </style:style>
    <style:style style:name="T5" style:family="text">
      <style:text-properties fo:font-variant="normal" fo:text-transform="none" fo:color="#000000" style:font-name="Calibri1" fo:font-size="9.75pt" fo:letter-spacing="normal" fo:font-weight="normal"/>
    </style:style>
    <style:style style:name="T6" style:family="text">
      <style:text-properties fo:font-variant="normal" fo:text-transform="none" fo:color="#000000" style:font-name="Calibri1" fo:letter-spacing="normal" fo:font-style="normal" fo:font-weight="normal"/>
    </style:style>
    <style:style style:name="T7" style:family="text">
      <style:text-properties fo:font-variant="normal" fo:text-transform="none" fo:color="#000000" style:font-name="Calibri1" fo:letter-spacing="normal" fo:font-style="normal" fo:font-weight="normal" officeooo:rsid="0035c1bd"/>
    </style:style>
    <style:style style:name="T8" style:family="text">
      <style:text-properties fo:font-variant="normal" fo:text-transform="none" fo:color="#000000" style:font-name="Calibri1" fo:letter-spacing="normal" fo:font-weight="normal"/>
    </style:style>
    <style:style style:name="T9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11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12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13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14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15" style:family="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T16" style:family="text">
      <style:text-properties fo:font-variant="normal" fo:text-transform="none" fo:color="#000000" fo:font-size="10pt" fo:letter-spacing="normal" fo:font-style="normal" fo:font-weight="normal" officeooo:rsid="0035c1bd" style:font-size-asian="10pt" style:font-size-complex="10pt"/>
    </style:style>
    <style:style style:name="T17" style:family="text">
      <style:text-properties fo:font-variant="normal" fo:text-transform="none" fo:color="#000000" fo:font-size="10pt" fo:letter-spacing="normal" fo:font-weight="normal" style:font-size-asian="10pt" style:font-size-complex="10pt"/>
    </style:style>
    <style:style style:name="T18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9" style:family="text">
      <style:text-properties fo:font-variant="normal" fo:text-transform="none" fo:color="#008000" style:font-name="sans-serif" fo:font-size="9.75pt" fo:letter-spacing="normal" fo:font-style="normal" fo:font-weight="normal"/>
    </style:style>
    <style:style style:name="T20" style:family="text">
      <style:text-properties fo:font-variant="normal" fo:text-transform="none" fo:color="#008000" style:font-name="sans-serif" fo:font-size="9.75pt" fo:letter-spacing="normal" fo:font-style="normal" fo:font-weight="normal" officeooo:rsid="0035c1bd"/>
    </style:style>
    <style:style style:name="T21" style:family="text">
      <style:text-properties fo:font-variant="normal" fo:text-transform="none" fo:color="#008000" style:font-name="sans-serif" fo:font-size="9.75pt" fo:letter-spacing="normal" fo:font-weight="normal"/>
    </style:style>
    <style:style style:name="T22" style:family="text">
      <style:text-properties fo:font-variant="normal" fo:text-transform="none" fo:color="#008000" fo:font-size="9.75pt" fo:letter-spacing="normal" fo:font-style="normal" fo:font-weight="normal"/>
    </style:style>
    <style:style style:name="T23" style:family="text">
      <style:text-properties fo:font-variant="normal" fo:text-transform="none" fo:color="#008000" fo:font-size="9.75pt" fo:letter-spacing="normal" fo:font-style="normal" fo:font-weight="normal" officeooo:rsid="0035c1bd"/>
    </style:style>
    <style:style style:name="T24" style:family="text">
      <style:text-properties fo:font-variant="normal" fo:text-transform="none" fo:color="#008000" fo:font-size="9.75pt" fo:letter-spacing="normal" fo:font-weight="normal"/>
    </style:style>
    <style:style style:name="T25" style:family="text">
      <style:text-properties fo:font-variant="normal" fo:text-transform="none" fo:color="#008000" style:font-name="Calibri1" fo:font-size="9.75pt" fo:letter-spacing="normal" fo:font-style="normal" fo:font-weight="normal"/>
    </style:style>
    <style:style style:name="T26" style:family="text">
      <style:text-properties fo:font-variant="normal" fo:text-transform="none" fo:color="#008000" style:font-name="Calibri1" fo:font-size="9.75pt" fo:letter-spacing="normal" fo:font-style="normal" fo:font-weight="normal" officeooo:rsid="0035c1bd"/>
    </style:style>
    <style:style style:name="T27" style:family="text">
      <style:text-properties fo:font-variant="normal" fo:text-transform="none" fo:color="#008000" style:font-name="Calibri1" fo:font-size="9.75pt" fo:letter-spacing="normal" fo:font-weight="normal"/>
    </style:style>
    <style:style style:name="T28" style:family="text">
      <style:text-properties fo:font-variant="normal" fo:text-transform="none" style:font-name="Calibri1" fo:font-size="9.75pt" fo:letter-spacing="normal" fo:font-style="normal" fo:font-weight="normal"/>
    </style:style>
    <style:style style:name="T29" style:family="text">
      <style:text-properties fo:font-variant="normal" fo:text-transform="none" style:font-name="Calibri1" fo:font-size="9.75pt" fo:letter-spacing="normal" fo:font-style="normal" fo:font-weight="normal" officeooo:rsid="0035c1bd"/>
    </style:style>
    <style:style style:name="T30" style:family="text">
      <style:text-properties fo:font-variant="normal" fo:text-transform="none" style:font-name="Calibri1" fo:font-size="9.75pt" fo:letter-spacing="normal" fo:font-weight="normal"/>
    </style:style>
    <style:style style:name="T31" style:family="text">
      <style:text-properties fo:font-variant="normal" fo:text-transform="none" fo:font-size="9.75pt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/>
    </style:style>
    <style:style style:name="T33" style:family="text">
      <style:text-properties fo:color="#008000" style:font-name="sans-serif" fo:font-size="9.75pt" fo:letter-spacing="normal" fo:font-weight="normal"/>
    </style:style>
    <style:style style:name="T34" style:family="text">
      <style:text-properties fo:color="#008000" fo:font-size="9.75pt" fo:letter-spacing="normal" fo:font-weight="normal"/>
    </style:style>
    <style:style style:name="T35" style:family="text">
      <style:text-properties fo:color="#008000" style:font-name="Calibri1" fo:font-size="9.75pt" fo:letter-spacing="normal" fo:font-weight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="Calibri1" fo:font-size="9.75pt" fo:letter-spacing="normal" fo:font-weight="normal"/>
    </style:style>
    <style:style style:name="T38" style:family="text">
      <style:text-properties fo:color="#000000" style:font-name="Calibri1" fo:font-size="9.75pt" fo:letter-spacing="normal" fo:font-weight="normal"/>
    </style:style>
    <style:style style:name="T39" style:family="text">
      <style:text-properties fo:color="#000000" style:font-name="Calibri1" fo:letter-spacing="normal" fo:font-weight="normal"/>
    </style:style>
    <style:style style:name="T40" style:family="text">
      <style:text-properties fo:color="#000000" style:font-name="Calibri1" fo:font-size="10pt" fo:letter-spacing="normal" fo:font-weight="normal" style:font-size-asian="10pt" style:font-size-complex="10pt"/>
    </style:style>
    <style:style style:name="T41" style:family="text">
      <style:text-properties fo:color="#000000" fo:font-size="10pt" fo:letter-spacing="normal" fo:font-weight="normal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Extensible Protocol Development and Load Testing suite</text:p>
      <text:p text:style-name="P14"><text:bookmark-start text:name="__RefHeading___Toc67584_2741984178"/>Abstract<text:bookmark-end text:name="__RefHeading___Toc67584_2741984178"/></text:p>
      <text:p text:style-name="P15">[place holder]</text:p>
      <text:p text:style-name="P1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31"><text:a xlink:type="simple" xlink:href="#__RefHeading___Toc64583_2741984178" text:style-name="Index_20_Link" text:visited-style-name="Index_20_Link">Introduction &amp; Research<text:tab/>3</text:a></text:p>
          <text:p text:style-name="P31"><text:a xlink:type="simple" xlink:href="#__RefHeading___Toc64587_2741984178" text:style-name="Index_20_Link" text:visited-style-name="Index_20_Link">Requirements &amp; Acceptance Tests<text:tab/>3</text:a></text:p>
          <text:p text:style-name="P29"><text:a xlink:type="simple" xlink:href="#__RefHeading___Toc84680_2741984178" text:style-name="Index_20_Link" text:visited-style-name="Index_20_Link">Requirements<text:tab/>3</text:a></text:p>
          <text:p text:style-name="P29"><text:a xlink:type="simple" xlink:href="#__RefHeading___Toc84682_2741984178" text:style-name="Index_20_Link" text:visited-style-name="Index_20_Link">Acceptance Tests<text:tab/>3</text:a></text:p>
          <text:p text:style-name="P29"><text:a xlink:type="simple" xlink:href="#__RefHeading___Toc84684_2741984178" text:style-name="Index_20_Link" text:visited-style-name="Index_20_Link">Acceptance Tests and Requirements Overview<text:tab/>3</text:a></text:p>
          <text:p text:style-name="P31"><text:a xlink:type="simple" xlink:href="#__RefHeading___Toc64589_2741984178" text:style-name="Index_20_Link" text:visited-style-name="Index_20_Link">Methodology &amp; Designs<text:tab/>3</text:a></text:p>
          <text:p text:style-name="P29"><text:a xlink:type="simple" xlink:href="#__RefHeading___Toc84686_2741984178" text:style-name="Index_20_Link" text:visited-style-name="Index_20_Link">Development Methodology<text:tab/>3</text:a></text:p>
          <text:p text:style-name="P29"><text:a xlink:type="simple" xlink:href="#__RefHeading___Toc84688_2741984178" text:style-name="Index_20_Link" text:visited-style-name="Index_20_Link">Current Designs<text:tab/>3</text:a></text:p>
          <text:p text:style-name="P31"><text:a xlink:type="simple" xlink:href="#__RefHeading___Toc64591_2741984178" text:style-name="Index_20_Link" text:visited-style-name="Index_20_Link">Implementation &amp; Test<text:tab/>3</text:a></text:p>
          <text:p text:style-name="P29"><text:a xlink:type="simple" xlink:href="#__RefHeading___Toc84690_2741984178" text:style-name="Index_20_Link" text:visited-style-name="Index_20_Link">Testing methodology<text:tab/>3</text:a></text:p>
          <text:p text:style-name="P29"><text:a xlink:type="simple" xlink:href="#__RefHeading___Toc84692_2741984178" text:style-name="Index_20_Link" text:visited-style-name="Index_20_Link">Implementation Methodology and Approach<text:tab/>3</text:a></text:p>
          <text:p text:style-name="P29"><text:a xlink:type="simple" xlink:href="#__RefHeading___Toc84694_2741984178" text:style-name="Index_20_Link" text:visited-style-name="Index_20_Link">Implementation Log<text:tab/>3</text:a></text:p>
          <text:p text:style-name="P29"><text:a xlink:type="simple" xlink:href="#__RefHeading___Toc84696_2741984178" text:style-name="Index_20_Link" text:visited-style-name="Index_20_Link">Testing Log<text:tab/>3</text:a></text:p>
          <text:p text:style-name="P29"><text:a xlink:type="simple" xlink:href="#__RefHeading___Toc84698_2741984178" text:style-name="Index_20_Link" text:visited-style-name="Index_20_Link">Acceptance Test Checklist<text:tab/>3</text:a></text:p>
          <text:p text:style-name="P31"><text:a xlink:type="simple" xlink:href="#__RefHeading___Toc64593_2741984178" text:style-name="Index_20_Link" text:visited-style-name="Index_20_Link">Evaluation<text:tab/>3</text:a></text:p>
          <text:p text:style-name="P29"><text:a xlink:type="simple" xlink:href="#__RefHeading___Toc84700_2741984178" text:style-name="Index_20_Link" text:visited-style-name="Index_20_Link">What has been shown<text:tab/>3</text:a></text:p>
          <text:p text:style-name="P29"><text:a xlink:type="simple" xlink:href="#__RefHeading___Toc84702_2741984178" text:style-name="Index_20_Link" text:visited-style-name="Index_20_Link">What is still outstanding<text:tab/>3</text:a></text:p>
          <text:p text:style-name="P31"><text:a xlink:type="simple" xlink:href="#__RefHeading___Toc64595_2741984178" text:style-name="Index_20_Link" text:visited-style-name="Index_20_Link">Conclusion<text:tab/>3</text:a></text:p>
          <text:p text:style-name="P29"><text:a xlink:type="simple" xlink:href="#__RefHeading___Toc84704_2741984178" text:style-name="Index_20_Link" text:visited-style-name="Index_20_Link">Future enhancements<text:tab/>3</text:a></text:p>
          <text:p text:style-name="P29"><text:a xlink:type="simple" xlink:href="#__RefHeading___Toc84706_2741984178" text:style-name="Index_20_Link" text:visited-style-name="Index_20_Link">Process Actions<text:tab/>3</text:a></text:p>
          <text:p text:style-name="P29"><text:a xlink:type="simple" xlink:href="#__RefHeading___Toc84708_2741984178" text:style-name="Index_20_Link" text:visited-style-name="Index_20_Link">Into the future<text:tab/>3</text:a></text:p>
        </text:index-body>
      </text:table-of-content>
      <text:p text:style-name="Text_20_body"/>
      <text:h text:style-name="P24" text:outline-level="1"><text:bookmark-start text:name="__RefHeading___Toc64583_2741984178"/><text:span text:style-name="T1">Introduction &amp; Research</text:span><text:bookmark-end text:name="__RefHeading___Toc64583_2741984178"/></text:h>
      <text:p text:style-name="P13"/>
      <text:h text:style-name="P12" text:outline-level="1"><text:bookmark-start text:name="__RefHeading___Toc64587_2741984178"/>Requirements &amp; Acceptance Tests<text:bookmark-end text:name="__RefHeading___Toc64587_2741984178"/></text:h>
      <text:h text:style-name="P2" text:outline-level="2"><text:bookmark-start text:name="__RefHeading___Toc84680_2741984178"/>Requirements<text:bookmark-end text:name="__RefHeading___Toc84680_2741984178"/></text:h>
      <text:p text:style-name="P17">[Make a note of the User story ID in the AT tracker table]</text:p>
      <text:h text:style-name="P2" text:outline-level="2"><text:bookmark-start text:name="__RefHeading___Toc84682_2741984178"/>Acceptance Tests<text:bookmark-end text:name="__RefHeading___Toc84682_2741984178"/></text:h>
      <text:p text:style-name="P16"/>
      <text:h text:style-name="P3" text:outline-level="2"><text:bookmark-start text:name="__RefHeading___Toc84684_2741984178"/>Acceptance Tests and Requirements Overview<text:bookmark-end text:name="__RefHeading___Toc84684_2741984178"/></text:h>
      <text:h text:style-name="P12" text:outline-level="1"><text:bookmark-start text:name="__RefHeading___Toc64589_2741984178"/>Methodology &amp; Designs<text:bookmark-end text:name="__RefHeading___Toc64589_2741984178"/></text:h>
      <text:h text:style-name="P4" text:outline-level="2"><text:bookmark-start text:name="__RefHeading___Toc84686_2741984178"/>Development Methodology<text:bookmark-end text:name="__RefHeading___Toc84686_2741984178"/></text:h>
      <text:p text:style-name="P18"/>
      <text:h text:style-name="P5" text:outline-level="2"><text:bookmark-start text:name="__RefHeading___Toc84688_2741984178"/>Current Designs<text:bookmark-end text:name="__RefHeading___Toc84688_2741984178"/></text:h>
      <text:p text:style-name="P19">[Post the chart followed by the log of its design]</text:p>
      <text:h text:style-name="P12" text:outline-level="1"><text:bookmark-start text:name="__RefHeading___Toc64591_2741984178"/>Implementation &amp; Test<text:bookmark-end text:name="__RefHeading___Toc64591_2741984178"/></text:h>
      <text:h text:style-name="P6" text:outline-level="2"><text:bookmark-start text:name="__RefHeading___Toc84690_2741984178"/>Testing methodology<text:bookmark-end text:name="__RefHeading___Toc84690_2741984178"/></text:h>
      <text:p text:style-name="P20"/>
      <text:h text:style-name="P6" text:outline-level="2"><text:bookmark-start text:name="__RefHeading___Toc84692_2741984178"/>Implementation Methodology and Approach<text:bookmark-end text:name="__RefHeading___Toc84692_2741984178"/></text:h>
      <text:p text:style-name="P20"/>
      <text:h text:style-name="P6" text:outline-level="2"><text:bookmark-start text:name="__RefHeading___Toc84694_2741984178"/>Implementation Log<text:bookmark-end text:name="__RefHeading___Toc84694_2741984178"/></text:h>
      <text:p text:style-name="P20"/>
      <text:h text:style-name="P7" text:outline-level="2"><text:bookmark-start text:name="__RefHeading___Toc84696_2741984178"/>Testing Log<text:bookmark-end text:name="__RefHeading___Toc84696_2741984178"/></text:h>
      <text:p text:style-name="P21">[Standardise test naming conventions]</text:p>
      <text:h text:style-name="P8" text:outline-level="2"><text:bookmark-start text:name="__RefHeading___Toc84698_2741984178"/>Acceptance Test Checklist<text:bookmark-end text:name="__RefHeading___Toc84698_2741984178"/></text:h>
      <text:h text:style-name="P12" text:outline-level="1"><text:bookmark-start text:name="__RefHeading___Toc64593_2741984178"/>Evaluation<text:bookmark-end text:name="__RefHeading___Toc64593_2741984178"/></text:h>
      <text:h text:style-name="P9" text:outline-level="2"><text:bookmark-start text:name="__RefHeading___Toc84700_2741984178"/>What has been shown<text:bookmark-end text:name="__RefHeading___Toc84700_2741984178"/></text:h>
      <text:p text:style-name="P22"/>
      <text:h text:style-name="P10" text:outline-level="2"><text:bookmark-start text:name="__RefHeading___Toc84702_2741984178"/>What is still outstanding<text:bookmark-end text:name="__RefHeading___Toc84702_2741984178"/></text:h>
      <text:h text:style-name="P12" text:outline-level="1"><text:bookmark-start text:name="__RefHeading___Toc64595_2741984178"/>Conclusion<text:bookmark-end text:name="__RefHeading___Toc64595_2741984178"/></text:h>
      <text:h text:style-name="P11" text:outline-level="2"><text:bookmark-start text:name="__RefHeading___Toc84704_2741984178"/>Future enhancements<text:bookmark-end text:name="__RefHeading___Toc84704_2741984178"/></text:h>
      <text:p text:style-name="P23"/>
      <text:h text:style-name="P11" text:outline-level="2"><text:bookmark-start text:name="__RefHeading___Toc84706_2741984178"/>Process Actions<text:bookmark-end text:name="__RefHeading___Toc84706_2741984178"/></text:h>
      <text:p text:style-name="P23"/>
      <text:h text:style-name="P11" text:outline-level="2"><text:bookmark-start text:name="__RefHeading___Toc84708_2741984178"/>Into the future<text:bookmark-end text:name="__RefHeading___Toc84708_2741984178"/></text:h>
      <text:p text:style-name="P23"/>
      <text:h text:style-name="P26" text:outline-level="1"/>
      <text:h text:style-name="P25" text:outline-level="1">References</text:h>
      <text:p text:style-name="P34"><text:span text:style-name="T9">Akhshani, A, Akhavan, A., Mobaraki, A., Lim, S.-C. and Hassan, Z. (2014) Pseudo Random Number Generator Based on Quantum Chaotic Map. </text:span><text:span text:style-name="Emphasis"><text:span text:style-name="T40">Communications in Nonlinear Science and Numerical Simulation</text:span></text:span><text:span text:style-name="T9">. 19 (1), pp. 101-111.</text:span></text:p>
      <text:p text:style-name="P35"><text:span text:style-name="T9">Bayan, M.S. and Cangussu, J.W. (2006) Automatic Stress and Load Testing For Embedded Systems. </text:span><text:span text:style-name="Emphasis"><text:span text:style-name="T12">Computer Software and Applications Conference (Compsac'06)</text:span></text:span><text:span text:style-name="T9">.</text:span></text:p>
      <text:p text:style-name="P35"><text:span text:style-name="T9">Bayan, M and Cangussu, J.O.A.O. (2008) Automatic Feedback, Control-based, Stress and Load Testing. </text:span><text:span text:style-name="Emphasis"><text:span text:style-name="T12">Symposium on Applied Computing</text:span></text:span><text:span text:style-name="T9">., pp. 661-666.</text:span></text:p>
      <text:p text:style-name="P35"><text:span text:style-name="T9">Bhatia, S., Schmidt, D., Mohay, G. and Tickle, A. (2014) A Framework For Generating Realistic Traffic For Distributed Denial-of-service Attacks and Flash Events. </text:span><text:span text:style-name="Emphasis"><text:span text:style-name="T12">Computers &amp; Security</text:span></text:span><text:span text:style-name="T9">. 40, pp. 95-107.</text:span></text:p>
      <text:p text:style-name="P34"><text:span text:style-name="T9">Draheim, D. and Weber, G. (2005) Modelling Form-based Interfaces with Bipartite State Machines. </text:span><text:span text:style-name="Emphasis"><text:span text:style-name="T12">Interacting with Computers</text:span></text:span><text:span text:style-name="T9">. 17 (2), pp. 207-228.</text:span></text:p>
      <text:p text:style-name="P35"><text:span text:style-name="T9">Draheim, D., Grundy, J., Hosking, J., Lutteroth, C. and Wber, G. (2006) Realistic Load Testing of Web Applications. </text:span><text:span text:style-name="Emphasis"><text:span text:style-name="T12">Conference on Software Maintenance and Reengineering (Csmr'06)</text:span></text:span><text:span text:style-name="T9">.</text:span></text:p>
      <text:p text:style-name="P41"><text:span text:style-name="T9">Ee Mae Ang, K.W.Y.H.P.K.K.P. (2015) A performance analysis on packet scheduling schemes based on an exponential rule for real-time traffic in LTE. </text:span><text:span text:style-name="T18">EURASIP Journal on Wireless Communications and Networking</text:span><text:span text:style-name="T9">, (2015), p.201.</text:span></text:p>
      <text:p text:style-name="P35"><text:span text:style-name="T9">Hasenleithner, E. and Ziegler, T. (2003) Comparison of Simulation and Measurement Using State-of-the-Art Web Traffic Models. </text:span><text:span text:style-name="Emphasis"><text:span text:style-name="T12">Ieee Symposium on Computers and Communications</text:span></text:span><text:span text:style-name="T9">.</text:span></text:p>
      <text:p text:style-name="P38"><text:span text:style-name="T9">Hari Balakrishnan, V.N.P.R.H.K. (1999) The effects of asymmetry on TCP performance. </text:span><text:span text:style-name="T14">Mobile Networks and Applications</text:span><text:span text:style-name="T9">, (4), pp.219-41.</text:span></text:p>
      <text:p text:style-name="P34"><text:span text:style-name="T9">Jumar, S. (2017) Simulating Ddos Attacks on the U.</text:span><text:span text:style-name="T10">S.</text:span><text:span text:style-name="T9"> Fiber-optics Internet Infrastructure. </text:span><text:span text:style-name="Emphasis"><text:span text:style-name="T12">2017 Winter Simulation Conference (WSC)</text:span></text:span><text:span text:style-name="T9">.</text:span></text:p>
      <text:p text:style-name="P35"><text:span text:style-name="T9">Malik, H. (2010) A Methodology to Support Load Test Analysis. </text:span><text:span text:style-name="Emphasis"><text:span text:style-name="T12">Acm/ieee International Conference on Software Engineering</text:span></text:span><text:span text:style-name="T9">. 2, pp. 421-424.</text:span></text:p>
      <text:p text:style-name="P37"><text:span text:style-name="T11">Menasce, D.A. (2002) Load Testing of Web Sites. </text:span><text:span text:style-name="Emphasis"><text:span text:style-name="T13">Ieee Internet Computing</text:span></text:span><text:span text:style-name="T11">. 6 (4), pp. 70-74.</text:span></text:p>
      <text:p text:style-name="P43">Sajal Bhatia, D.S.G.M.A.T. (2014) A framework for generating realistic traffic for Distributed Denial-of-Service attacks and Flash Events. <text:span text:style-name="T36">Elsevier</text:span>, (40), pp.95-107.</text:p>
      <text:p text:style-name="P41"><text:span text:style-name="T9">Sumeet Kumar, K.M.C. (2017) SIMULATING DDOS ATTACKS ON THE US FIBER-OPTICS INTERNET INFRASTRUCTURE. In </text:span><text:span text:style-name="T18">Winter Simulation Conference</text:span><text:span text:style-name="T9">. Las Vegas, NV, 2017. IEEE.</text:span></text:p>
      <text:p text:style-name="P36"><text:span text:style-name="T11">Yan, M., Sun, H., Liu, X., Deng, T. and Wang, X. (2014) Delivering Web Service Load Testing as a Service with a Global Cloud. </text:span><text:span text:style-name="Emphasis"><text:span text:style-name="T13">Concurrency and Computation</text:span></text:span><text:span text:style-name="T11">. 27 (3), pp. 526-545.</text:span></text:p>
      <text:p text:style-name="P40">Yates, D. (2006) Editorial: Uncertainty and chaos. <text:span text:style-name="T36">SOFTWARE TESTING, VERIFICATION AND RELIABILITY</text:span>, (16), pp.69-7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Open Sans" svg:font-family="'Open Sans', sans-serif"/>
    <style:font-face style:name="sans-serif" svg:font-family="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</meta:editing-cycles>
    <meta:creation-date>2018-12-20T16:06:49.616603535</meta:creation-date>
    <meta:editing-duration>PT29M52S</meta:editing-duration>
    <meta:generator>LibreOffice/6.1.3.2$Linux_X86_64 LibreOffice_project/10$Build-2</meta:generator>
    <dc:title>word</dc:title>
    <dc:date>2018-12-21T15:06:37.056146692</dc:date>
    <meta:document-statistic meta:table-count="0" meta:image-count="0" meta:object-count="0" meta:page-count="4" meta:paragraph-count="68" meta:word-count="529" meta:character-count="3712" meta:non-whitespace-character-count="32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